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.getFo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setFoo( int index , Number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get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tendedBeanInfoTests.reproSpr85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xtendedBeanInfoTests.emptyPropertiesIg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.setBar( int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.set( int i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setFoo( Number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tendedBeanInfoTests.standardReadMetho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dedBeanInfoTests.shouldSupportStaticWri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.setAddress( String ad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setFoos( String [ ] fo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.setFoo(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.standardReadMethodInSuperAndSubclassesAndGenericBuilderStyleNonStandardWriteMethodInSuperAndSubclasses( )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.se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setFoo( Integer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.isTar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setDateFormat(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tendedBeanInfoTests.reproSpr88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BeanInfoTests.overloadedNonStandardWriteMethodsOnly_order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ithStaticWriteMethod.setProp1( String prop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ndedBeanInfoTests.indexedReadAndNonStandardIndexed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tendedBeanInfoTests.cornerSpr97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.setFoo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.setAddress( int index , String ad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setFoo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setDateFormat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brary.getB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BeanInfoTests.standardWriteMetho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dedBeanInfoTests.hasIndexedReadMethodForProperty( BeanInfo beanInfo , String property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brary.setBook( Book bo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ndedBeanInfoTests.propertyDescriptorOrderIsEqu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dedBeanInfoTests.overloadedNonStandardWriteMethodsOnly_orderB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.setDateFormat( int dateStyle , int time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.getAddress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tendedBeanInfoTests.nonStandardWriteMetho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dedBeanInfoTests.cornerSpr101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BeanInfoTests.indexedReadAndNonStandardWriteAndNonStandardIndexed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.setFoos( int i ,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awLibrary.getB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setFoos( int index , Integer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tendedBeanInfoTests.indexedReadMetho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endedBeanInfoTests.standardReadMethodsAndOverloadedNonStandardWriteMetho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xtendedBeanInfoTests.standardReadAndNonStandardWrit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endedBeanInfoTests.indexedReadMethodReturnsSubtypeOfIndexedWriteMetho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.setFoo( int i ,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tendedBeanInfoTests.readMethodReturnsSupertypeOfWriteMetho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dedBeanInfoTests.hasIndexedWriteMethodForProperty( BeanInfo beanInfo , String property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dedBeanInfoTests.indexedReadAndIndexedWrit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.setFoo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ent.getPropert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BeanInfoTests.cornerSpr89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xtendedBeanInfoTests.propertyCountsWithNonStandardWrite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.get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tendedBeanInfoTests.cornerSpr9453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tendedBeanInfoTests.cornerSpr8937AndSpr125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tendedBeanInfoTests.shouldDetectValidPropertiesAndIgnoreInvali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dedBeanInfoTests.nonPublicStandardReadAndWrit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endedBeanInfoTests.indexedWriteMetho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endedBeanInfoTests.readMethodReturnsSubtypeOfWriteMetho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.get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ean.getPr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BeanInfoTests.standardReadMethodInSuperclassAndNonStandardWriteMethodIn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tendedBeanInfoTests.hasWriteMethodForProperty( BeanInfo beanInfo , String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dedBeanInfoTests.readAndWriteAndIndexedReadAndIndexedWrit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tendedBeanInfoTests.propertyCount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.getFoos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.isTar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BeanInfoTests.nonStandardReadMethodAndStandardWri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endedBeanInfoTests.hasReadMethodForProperty( BeanInfo beanInfo , String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dedBeanInfoTests.standardReadMethodInSuperAndSubclassesAndGenericBuilderStyleNonStandardWriteMethodInSuperAndSub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ExtendedBeanInfoTests.subclassWriteMethodWithCovarian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ild.getPropert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BeanInfoTests.standardReadAndWrit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endedBeanInfoTests.indexedReadMethodReturnsSupertypeOfIndexedWriteMetho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.setFoo(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tendedBeanInfoTests.propertyDescriptor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tendedBeanInfoTests.cornerSpr94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.getFoos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tendedTestBean.setFoo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tendedBeanInfoTests.standardReadAndNonStandardIndexedWri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